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margin-top="0.0395in" fo:margin-bottom="0.0395in"/>
      <style:text-properties style:font-name="Lucida Console" fo:font-size="24pt" style:font-size-asian="24pt" style:font-size-complex="24pt"/>
    </style:style>
    <style:style style:name="P2" style:parent-style-name="Standard" style:family="paragraph">
      <style:paragraph-properties fo:text-align="center" fo:margin-top="0.0395in" fo:margin-bottom="0.0395in"/>
    </style:style>
    <style:style style:name="P3" style:parent-style-name="Standard" style:family="paragraph">
      <style:paragraph-properties fo:text-align="center" fo:margin-top="0.0395in" fo:margin-bottom="0.0395in"/>
      <style:text-properties fo:font-weight="bold" style:font-weight-asian="bold" style:font-weight-complex="bold" fo:font-size="18pt" style:font-size-asian="18pt" style:font-size-complex="18pt"/>
    </style:style>
    <style:style style:name="P4" style:parent-style-name="Standard" style:family="paragraph">
      <style:paragraph-properties fo:margin-top="0.0395in" fo:margin-bottom="0.0395in"/>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P8" style:parent-style-name="Standard" style:family="paragraph">
      <style:paragraph-properties fo:margin-top="0.0395in" fo:margin-bottom="0.0395in" fo:margin-left="0.1965in" fo:text-indent="-0.1965in">
        <style:tab-stops/>
      </style:paragraph-properties>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P13" style:parent-style-name="Standard" style:family="paragraph">
      <style:paragraph-properties fo:margin-top="0.0395in" fo:margin-bottom="0.0395in" fo:margin-left="0.1965in" fo:text-indent="-0.1965in">
        <style:tab-stops/>
      </style:paragraph-properties>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P18" style:parent-style-name="Standard" style:family="paragraph">
      <style:paragraph-properties fo:margin-top="0.0395in" fo:margin-bottom="0.0395in" fo:margin-left="0.1965in" fo:text-indent="-0.1965in">
        <style:tab-stops/>
      </style:paragraph-properties>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P23" style:parent-style-name="Standard" style:family="paragraph">
      <style:paragraph-properties fo:margin-top="0.0395in" fo:margin-bottom="0.0395in" fo:margin-left="0.1965in" fo:text-indent="-0.1965in">
        <style:tab-stops/>
      </style:paragraph-properties>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P29" style:parent-style-name="Standard" style:family="paragraph">
      <style:paragraph-properties fo:margin-top="0.0395in" fo:margin-bottom="0.0395in" fo:margin-left="0.1965in" fo:text-indent="-0.1965in">
        <style:tab-stops/>
      </style:paragraph-properties>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P34" style:parent-style-name="Standard" style:family="paragraph">
      <style:paragraph-properties fo:margin-top="0.0395in" fo:margin-bottom="0.0395in" fo:margin-left="0.1965in" fo:text-indent="-0.1965in">
        <style:tab-stops/>
      </style:paragraph-properties>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fo:font-weight="bold" style:font-weight-asian="bold" style:font-weight-complex="bold"/>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P40" style:parent-style-name="Standard" style:family="paragraph">
      <style:paragraph-properties fo:margin-top="0.0395in" fo:margin-bottom="0.0395in" fo:margin-left="0.1965in" fo:text-indent="-0.1965in">
        <style:tab-stops/>
      </style:paragraph-properties>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P45" style:parent-style-name="Standard" style:family="paragraph">
      <style:paragraph-properties fo:margin-top="0.0395in" fo:margin-bottom="0.0395in" fo:margin-left="0.1965in" fo:text-indent="-0.1965in">
        <style:tab-stops/>
      </style:paragraph-properties>
    </style:style>
    <style:style style:name="P46" style:parent-style-name="Standard" style:family="paragraph">
      <style:paragraph-properties fo:text-align="center" fo:margin-top="0.0395in" fo:margin-bottom="0.0395in" fo:margin-left="0.1965in" fo:text-indent="-0.1965in">
        <style:tab-stops/>
      </style:paragraph-properties>
      <style:text-properties fo:font-weight="bold" style:font-weight-asian="bold" style:font-weight-complex="bold"/>
    </style:style>
    <style:style style:name="P47" style:parent-style-name="Standard" style:family="paragraph">
      <style:paragraph-properties fo:break-before="page" fo:text-align="center" fo:margin-top="0.0395in" fo:margin-bottom="0.0395in" fo:margin-left="0.1965in" fo:text-indent="-0.1965in">
        <style:tab-stops/>
      </style:paragraph-properties>
      <style:text-properties fo:font-weight="bold" style:font-weight-asian="bold" style:font-weight-complex="bold" fo:font-size="18pt" style:font-size-asian="18pt" style:font-size-complex="18pt"/>
    </style:style>
    <style:style style:name="P48" style:parent-style-name="Standard" style:family="paragraph">
      <style:paragraph-properties fo:margin-top="0.0395in" fo:margin-bottom="0.0395in"/>
    </style:style>
    <style:style style:name="P49" style:parent-style-name="Standard" style:family="paragraph">
      <style:paragraph-properties fo:margin-top="0.0395in" fo:margin-bottom="0.0395in" fo:margin-left="0.1965in" fo:text-indent="-0.1965in">
        <style:tab-stops/>
      </style:paragraph-properties>
    </style:style>
    <style:style style:name="P50" style:parent-style-name="Standard" style:family="paragraph">
      <style:paragraph-properties fo:margin-top="0.0395in" fo:margin-bottom="0.0395in" fo:margin-left="0.1965in" fo:text-indent="-0.1965in">
        <style:tab-stops/>
      </style:paragraph-properties>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style:text-position="super 66.6%"/>
    </style:style>
    <style:style style:name="P55" style:parent-style-name="Standard" style:family="paragraph">
      <style:paragraph-properties fo:margin-top="0.0395in" fo:margin-bottom="0.0395in" fo:margin-left="0.1965in" fo:text-indent="-0.1965in">
        <style:tab-stops/>
      </style:paragraph-properties>
    </style:style>
    <style:style style:name="T56" style:parent-style-name="DefaultParagraphFont" style:family="text">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T58" style:parent-style-name="DefaultParagraphFont" style:family="text">
      <style:text-properties fo:font-weight="bold" style:font-weight-asian="bold" style:font-weight-complex="bold"/>
    </style:style>
    <style:style style:name="P59" style:parent-style-name="Standard" style:family="paragraph">
      <style:paragraph-properties fo:margin-top="0.0395in" fo:margin-bottom="0.0395in" fo:margin-left="0.1965in" fo:text-indent="-0.1965in">
        <style:tab-stops/>
      </style:paragraph-properties>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T63" style:parent-style-name="DefaultParagraphFont" style:family="text">
      <style:text-properties fo:font-weight="bold" style:font-weight-asian="bold" style:font-weight-complex="bold"/>
    </style:style>
    <style:style style:name="P64" style:parent-style-name="Standard" style:family="paragraph">
      <style:paragraph-properties fo:margin-top="0.0395in" fo:margin-bottom="0.0395in" fo:margin-left="0.1965in" fo:text-indent="-0.1965in">
        <style:tab-stops/>
      </style:paragraph-properties>
    </style:style>
    <style:style style:name="T65" style:parent-style-name="DefaultParagraphFont" style:family="text">
      <style:text-properties fo:font-weight="bold" style:font-weight-asian="bold" style:font-weight-complex="bold"/>
    </style:style>
    <style:style style:name="T66" style:parent-style-name="DefaultParagraphFont" style:family="text">
      <style:text-properties fo:font-weight="bold" style:font-weight-asian="bold" style:font-weight-complex="bold"/>
    </style:style>
    <style:style style:name="T67" style:parent-style-name="DefaultParagraphFont" style:family="text">
      <style:text-properties fo:font-weight="bold" style:font-weight-asian="bold" style:font-weight-complex="bold"/>
    </style:style>
    <style:style style:name="P68" style:parent-style-name="Standard" style:family="paragraph">
      <style:paragraph-properties fo:margin-top="0.0395in" fo:margin-bottom="0.0395in" fo:margin-left="0.1965in" fo:text-indent="-0.1965in">
        <style:tab-stops/>
      </style:paragraph-properties>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style>
    <style:style style:name="T71" style:parent-style-name="DefaultParagraphFont" style:family="text">
      <style:text-properties fo:font-weight="bold" style:font-weight-asian="bold" style:font-weight-complex="bold"/>
    </style:style>
    <style:style style:name="T72" style:parent-style-name="DefaultParagraphFont" style:family="text">
      <style:text-properties style:text-position="super 66.6%"/>
    </style:style>
    <style:style style:name="P73" style:parent-style-name="Standard" style:family="paragraph">
      <style:paragraph-properties fo:margin-top="0.0395in" fo:margin-bottom="0.0395in" fo:margin-left="0.1965in" fo:text-indent="-0.1965in">
        <style:tab-stops/>
      </style:paragraph-properties>
    </style:style>
    <style:style style:name="T74" style:parent-style-name="DefaultParagraphFont" style:family="text">
      <style:text-properties fo:font-weight="bold" style:font-weight-asian="bold" style:font-weight-complex="bold"/>
    </style:style>
    <style:style style:name="T75" style:parent-style-name="DefaultParagraphFont" style:family="text">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P77" style:parent-style-name="Standard" style:family="paragraph">
      <style:paragraph-properties fo:margin-top="0.0395in" fo:margin-bottom="0.0395in" fo:margin-left="0.1965in" fo:text-indent="-0.1965in">
        <style:tab-stops/>
      </style:paragraph-properties>
    </style:style>
    <style:style style:name="T78" style:parent-style-name="DefaultParagraphFont" style:family="text">
      <style:text-properties fo:font-weight="bold" style:font-weight-asian="bold" style:font-weight-complex="bold"/>
    </style:style>
    <style:style style:name="T79" style:parent-style-name="DefaultParagraphFont" style:family="text">
      <style:text-properties fo:font-weight="bold" style:font-weight-asian="bold" style:font-weight-complex="bold"/>
    </style:style>
    <style:style style:name="T80" style:parent-style-name="DefaultParagraphFont" style:family="text">
      <style:text-properties fo:font-weight="bold" style:font-weight-asian="bold" style:font-weight-complex="bold"/>
    </style:style>
    <style:style style:name="T81" style:parent-style-name="DefaultParagraphFont" style:family="text">
      <style:text-properties fo:font-weight="bold" style:font-weight-asian="bold" style:font-weight-complex="bold"/>
    </style:style>
    <style:style style:name="P82" style:parent-style-name="Standard" style:family="paragraph">
      <style:paragraph-properties fo:margin-top="0.0395in" fo:margin-bottom="0.0395in" fo:margin-left="0.1965in" fo:text-indent="-0.1965in">
        <style:tab-stops/>
      </style:paragraph-properties>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style>
    <style:style style:name="T85" style:parent-style-name="DefaultParagraphFont" style:family="text">
      <style:text-properties fo:font-weight="bold" style:font-weight-asian="bold" style:font-weight-complex="bold"/>
    </style:style>
    <style:style style:name="T86" style:parent-style-name="DefaultParagraphFont" style:family="text">
      <style:text-properties fo:font-weight="bold" style:font-weight-asian="bold" style:font-weight-complex="bold"/>
    </style:style>
    <style:style style:name="P87" style:parent-style-name="Standard" style:family="paragraph">
      <style:paragraph-properties fo:margin-top="0.0395in" fo:margin-bottom="0.0395in" fo:margin-left="0.1965in" fo:text-indent="-0.1965in">
        <style:tab-stops/>
      </style:paragraph-properties>
    </style:style>
    <style:style style:name="T88" style:parent-style-name="DefaultParagraphFont" style:family="text">
      <style:text-properties fo:font-weight="bold" style:font-weight-asian="bold" style:font-weight-complex="bold"/>
    </style:style>
    <style:style style:name="T89" style:parent-style-name="DefaultParagraphFont" style:family="text">
      <style:text-properties fo:font-weight="bold" style:font-weight-asian="bold" style:font-weight-complex="bold"/>
    </style:style>
    <style:style style:name="T90" style:parent-style-name="DefaultParagraphFont" style:family="text">
      <style:text-properties fo:font-weight="bold" style:font-weight-asian="bold" style:font-weight-complex="bold"/>
    </style:style>
    <style:style style:name="P91" style:parent-style-name="Standard" style:family="paragraph">
      <style:paragraph-properties fo:margin-top="0.0395in" fo:margin-bottom="0.0395in" fo:margin-left="0.1965in" fo:text-indent="-0.1965in">
        <style:tab-stops/>
      </style:paragraph-properties>
    </style:style>
    <style:style style:name="T92" style:parent-style-name="DefaultParagraphFont" style:family="text">
      <style:text-properties fo:font-weight="bold" style:font-weight-asian="bold" style:font-weight-complex="bold"/>
    </style:style>
    <style:style style:name="T93" style:parent-style-name="DefaultParagraphFont" style:family="text">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P95" style:parent-style-name="Standard" style:family="paragraph">
      <style:paragraph-properties fo:margin-top="0.0395in" fo:margin-bottom="0.0395in" fo:margin-left="0.1965in" fo:text-indent="-0.1965in">
        <style:tab-stops/>
      </style:paragraph-properties>
    </style:style>
    <style:style style:name="T96" style:parent-style-name="DefaultParagraphFont" style:family="text">
      <style:text-properties fo:font-weight="bold" style:font-weight-asian="bold" style:font-weight-complex="bold"/>
    </style:style>
    <style:style style:name="T97" style:parent-style-name="DefaultParagraphFont" style:family="text">
      <style:text-properties fo:font-weight="bold" style:font-weight-asian="bold" style:font-weight-complex="bold"/>
    </style:style>
    <style:style style:name="T98" style:parent-style-name="DefaultParagraphFont" style:family="text">
      <style:text-properties fo:font-weight="bold" style:font-weight-asian="bold" style:font-weight-complex="bold"/>
    </style:style>
    <style:style style:name="P99" style:parent-style-name="Standard" style:family="paragraph">
      <style:paragraph-properties fo:text-align="center" fo:margin-top="0.0395in" fo:margin-bottom="0.0395in"/>
    </style:style>
    <style:style style:name="P100" style:parent-style-name="Standard" style:family="paragraph">
      <style:paragraph-properties fo:text-align="center" fo:margin-top="0.0395in" fo:margin-bottom="0.0395in"/>
      <style:text-properties fo:font-weight="bold" style:font-weight-asian="bold" style:font-weight-complex="bold"/>
    </style:style>
    <style:style style:name="P101" style:parent-style-name="Standard" style:family="paragraph">
      <style:paragraph-properties fo:break-before="page" fo:text-align="center" fo:margin-top="0.0395in" fo:margin-bottom="0.0395in"/>
      <style:text-properties fo:font-weight="bold" style:font-weight-asian="bold" style:font-weight-complex="bold" fo:font-size="18pt" style:font-size-asian="18pt" style:font-size-complex="18pt"/>
    </style:style>
    <style:style style:name="P102" style:parent-style-name="Standard" style:family="paragraph">
      <style:paragraph-properties fo:margin-top="0.0395in" fo:margin-bottom="0.0395in"/>
    </style:style>
    <style:style style:name="P103" style:parent-style-name="Standard" style:family="paragraph">
      <style:paragraph-properties fo:margin-top="0.0395in" fo:margin-bottom="0.0395in" fo:margin-left="0.1965in" fo:text-indent="-0.1965in">
        <style:tab-stops/>
      </style:paragraph-properties>
    </style:style>
    <style:style style:name="T104" style:parent-style-name="DefaultParagraphFont" style:family="text">
      <style:text-properties fo:font-weight="bold" style:font-weight-asian="bold" style:font-weight-complex="bold"/>
    </style:style>
    <style:style style:name="T105" style:parent-style-name="DefaultParagraphFont" style:family="text">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style:style>
    <style:style style:name="T108" style:parent-style-name="DefaultParagraphFont" style:family="text">
      <style:text-properties fo:font-weight="bold" style:font-weight-asian="bold" style:font-weight-complex="bold"/>
    </style:style>
    <style:style style:name="P109" style:parent-style-name="Standard" style:family="paragraph">
      <style:paragraph-properties fo:margin-top="0.0395in" fo:margin-bottom="0.0395in" fo:margin-left="0.1965in" fo:text-indent="-0.1965in">
        <style:tab-stops/>
      </style:paragraph-properties>
    </style:style>
    <style:style style:name="T110" style:parent-style-name="DefaultParagraphFont" style:family="text">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fo:font-weight="bold" style:font-weight-asian="bold" style:font-weight-complex="bold"/>
    </style:style>
    <style:style style:name="P114" style:parent-style-name="Standard" style:family="paragraph">
      <style:paragraph-properties fo:margin-top="0.0395in" fo:margin-bottom="0.0395in" fo:margin-left="0.1965in" fo:text-indent="-0.1965in">
        <style:tab-stops/>
      </style:paragraph-properties>
    </style:style>
    <style:style style:name="T115" style:parent-style-name="DefaultParagraphFont" style:family="text">
      <style:text-properties fo:font-weight="bold" style:font-weight-asian="bold" style:font-weight-complex="bold"/>
    </style:style>
    <style:style style:name="T116" style:parent-style-name="DefaultParagraphFont" style:family="text">
      <style:text-properties fo:font-weight="bold" style:font-weight-asian="bold" style:font-weight-complex="bold"/>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fo:font-weight="bold" style:font-weight-asian="bold" style:font-weight-complex="bold"/>
    </style:style>
    <style:style style:name="P119" style:parent-style-name="Standard" style:family="paragraph">
      <style:paragraph-properties fo:margin-top="0.0395in" fo:margin-bottom="0.0395in" fo:margin-left="0.1965in" fo:text-indent="-0.1965in">
        <style:tab-stops/>
      </style:paragraph-properties>
    </style:style>
    <style:style style:name="T120" style:parent-style-name="DefaultParagraphFont" style:family="text">
      <style:text-properties fo:font-weight="bold" style:font-weight-asian="bold" style:font-weight-complex="bold"/>
    </style:style>
    <style:style style:name="T121" style:parent-style-name="DefaultParagraphFont" style:family="text">
      <style:text-properties fo:font-weight="bold" style:font-weight-asian="bold" style:font-weight-complex="bold"/>
    </style:style>
    <style:style style:name="T122" style:parent-style-name="DefaultParagraphFont" style:family="text">
      <style:text-properties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P124" style:parent-style-name="Standard" style:family="paragraph">
      <style:paragraph-properties fo:margin-top="0.0395in" fo:margin-bottom="0.0395in" fo:margin-left="0.1965in" fo:text-indent="-0.1965in">
        <style:tab-stops/>
      </style:paragraph-properties>
    </style:style>
    <style:style style:name="T125" style:parent-style-name="DefaultParagraphFont" style:family="text">
      <style:text-properties fo:font-weight="bold" style:font-weight-asian="bold" style:font-weight-complex="bold"/>
    </style:style>
    <style:style style:name="T126" style:parent-style-name="DefaultParagraphFont" style:family="text">
      <style:text-properties fo:font-weight="bold" style:font-weight-asian="bold" style:font-weight-complex="bold"/>
    </style:style>
    <style:style style:name="T127" style:parent-style-name="DefaultParagraphFont" style:family="text">
      <style:text-properties fo:font-weight="bold" style:font-weight-asian="bold" style:font-weight-complex="bold"/>
    </style:style>
    <style:style style:name="T128" style:parent-style-name="DefaultParagraphFont" style:family="text">
      <style:text-properties fo:font-weight="bold" style:font-weight-asian="bold" style:font-weight-complex="bold"/>
    </style:style>
    <style:style style:name="P129" style:parent-style-name="Standard" style:family="paragraph">
      <style:paragraph-properties fo:margin-top="0.0395in" fo:margin-bottom="0.0395in" fo:margin-left="0.1965in" fo:text-indent="-0.1965in">
        <style:tab-stops/>
      </style:paragraph-properties>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style:style>
    <style:style style:name="T132" style:parent-style-name="DefaultParagraphFont" style:family="text">
      <style:text-properties fo:font-weight="bold" style:font-weight-asian="bold" style:font-weight-complex="bold"/>
    </style:style>
    <style:style style:name="T133" style:parent-style-name="DefaultParagraphFont" style:family="text">
      <style:text-properties fo:font-weight="bold" style:font-weight-asian="bold" style:font-weight-complex="bold"/>
    </style:style>
    <style:style style:name="P134" style:parent-style-name="Standard" style:family="paragraph">
      <style:paragraph-properties fo:margin-top="0.0395in" fo:margin-bottom="0.0395in" fo:margin-left="0.1965in" fo:text-indent="-0.1965in">
        <style:tab-stops/>
      </style:paragraph-properties>
    </style:style>
    <style:style style:name="T135" style:parent-style-name="DefaultParagraphFont" style:family="text">
      <style:text-properties fo:font-weight="bold" style:font-weight-asian="bold" style:font-weight-complex="bold"/>
    </style:style>
    <style:style style:name="T136" style:parent-style-name="DefaultParagraphFont" style:family="text">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fo:font-weight="bold" style:font-weight-asian="bold" style:font-weight-complex="bold"/>
    </style:style>
    <style:style style:name="P139" style:parent-style-name="Standard" style:family="paragraph">
      <style:paragraph-properties fo:margin-top="0.0395in" fo:margin-bottom="0.0395in" fo:margin-left="0.1965in" fo:text-indent="-0.1965in">
        <style:tab-stops/>
      </style:paragraph-properties>
    </style:style>
    <style:style style:name="T140" style:parent-style-name="DefaultParagraphFont" style:family="text">
      <style:text-properties fo:font-weight="bold" style:font-weight-asian="bold" style:font-weight-complex="bold"/>
    </style:style>
    <style:style style:name="T141" style:parent-style-name="DefaultParagraphFont" style:family="text">
      <style:text-properties fo:font-weight="bold" style:font-weight-asian="bold" style:font-weight-complex="bold"/>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weight="bold" style:font-weight-asian="bold" style:font-weight-complex="bold"/>
    </style:style>
    <style:style style:name="P144" style:parent-style-name="Standard" style:family="paragraph">
      <style:paragraph-properties fo:margin-top="0.0395in" fo:margin-bottom="0.0395in" fo:margin-left="0.1965in" fo:text-indent="-0.1965in">
        <style:tab-stops/>
      </style:paragraph-properties>
    </style:style>
    <style:style style:name="T145" style:parent-style-name="DefaultParagraphFont" style:family="text">
      <style:text-properties fo:font-weight="bold" style:font-weight-asian="bold" style:font-weight-complex="bold"/>
    </style:style>
    <style:style style:name="T146" style:parent-style-name="DefaultParagraphFont" style:family="text">
      <style:text-properties fo:font-weight="bold" style:font-weight-asian="bold" style:font-weight-complex="bold"/>
    </style:style>
    <style:style style:name="T147" style:parent-style-name="DefaultParagraphFont" style:family="text">
      <style:text-properties fo:font-weight="bold" style:font-weight-asian="bold" style:font-weight-complex="bold"/>
    </style:style>
    <style:style style:name="T148" style:parent-style-name="DefaultParagraphFont" style:family="text">
      <style:text-properties fo:font-weight="bold" style:font-weight-asian="bold" style:font-weight-complex="bold"/>
    </style:style>
    <style:style style:name="P149" style:parent-style-name="Standard" style:family="paragraph">
      <style:paragraph-properties fo:margin-top="0.0395in" fo:margin-bottom="0.0395in" fo:margin-left="0.1965in" fo:text-indent="-0.1965in">
        <style:tab-stops/>
      </style:paragraph-properties>
    </style:style>
    <style:style style:name="T150" style:parent-style-name="DefaultParagraphFont" style:family="text">
      <style:text-properties fo:font-weight="bold" style:font-weight-asian="bold" style:font-weight-complex="bold"/>
    </style:style>
    <style:style style:name="T151" style:parent-style-name="DefaultParagraphFont" style:family="text">
      <style:text-properties fo:font-weight="bold" style:font-weight-asian="bold" style:font-weight-complex="bold"/>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fo:font-weight="bold" style:font-weight-asian="bold" style:font-weight-complex="bold"/>
    </style:style>
    <style:style style:name="T154" style:parent-style-name="DefaultParagraphFont" style:family="text">
      <style:text-properties fo:font-weight="bold" style:font-weight-asian="bold" style:font-weight-complex="bold"/>
    </style:style>
    <style:style style:name="T155" style:parent-style-name="DefaultParagraphFont" style:family="text">
      <style:text-properties fo:font-weight="bold" style:font-weight-asian="bold" style:font-weight-complex="bold"/>
    </style:style>
    <style:style style:name="T156" style:parent-style-name="DefaultParagraphFont" style:family="text">
      <style:text-properties fo:font-weight="bold" style:font-weight-asian="bold" style:font-weight-complex="bold"/>
    </style:style>
    <style:style style:name="T157" style:parent-style-name="DefaultParagraphFont" style:family="text">
      <style:text-properties fo:font-weight="bold" style:font-weight-asian="bold" style:font-weight-complex="bold"/>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weight="bold" style:font-weight-asian="bold" style:font-weight-complex="bold"/>
    </style:style>
    <style:style style:name="P160" style:parent-style-name="Standard" style:family="paragraph">
      <style:paragraph-properties fo:margin-top="0.0395in" fo:margin-bottom="0.0395in" fo:margin-left="0.1965in" fo:text-indent="-0.1965in">
        <style:tab-stops/>
      </style:paragraph-properties>
    </style:style>
    <style:style style:name="T161" style:parent-style-name="DefaultParagraphFont" style:family="text">
      <style:text-properties fo:font-weight="bold" style:font-weight-asian="bold" style:font-weight-complex="bold"/>
    </style:style>
    <style:style style:name="T162" style:parent-style-name="DefaultParagraphFont" style:family="text">
      <style:text-properties fo:font-weight="bold" style:font-weight-asian="bold" style:font-weight-complex="bold"/>
    </style:style>
    <style:style style:name="T163" style:parent-style-name="DefaultParagraphFont" style:family="text">
      <style:text-properties fo:font-weight="bold" style:font-weight-asian="bold" style:font-weight-complex="bold"/>
    </style:style>
    <style:style style:name="P164" style:parent-style-name="Standard" style:family="paragraph">
      <style:paragraph-properties fo:margin-top="0.0395in" fo:margin-bottom="0.0395in" fo:margin-left="0.1965in" fo:text-indent="-0.1965in">
        <style:tab-stops/>
      </style:paragraph-properties>
    </style:style>
    <style:style style:name="T165" style:parent-style-name="DefaultParagraphFont" style:family="text">
      <style:text-properties fo:font-weight="bold" style:font-weight-asian="bold" style:font-weight-complex="bold"/>
    </style:style>
    <style:style style:name="T166" style:parent-style-name="DefaultParagraphFont" style:family="text">
      <style:text-properties fo:font-weight="bold" style:font-weight-asian="bold" style:font-weight-complex="bold"/>
    </style:style>
    <style:style style:name="T167" style:parent-style-name="DefaultParagraphFont" style:family="text">
      <style:text-properties fo:font-weight="bold" style:font-weight-asian="bold" style:font-weight-complex="bold"/>
    </style:style>
    <style:style style:name="T168" style:parent-style-name="DefaultParagraphFont" style:family="text">
      <style:text-properties fo:font-weight="bold" style:font-weight-asian="bold" style:font-weight-complex="bold"/>
    </style:style>
    <style:style style:name="T169" style:parent-style-name="DefaultParagraphFont" style:family="text">
      <style:text-properties fo:font-weight="bold" style:font-weight-asian="bold" style:font-weight-complex="bold"/>
    </style:style>
    <style:style style:name="T170" style:parent-style-name="DefaultParagraphFont" style:family="text">
      <style:text-properties fo:font-weight="bold" style:font-weight-asian="bold" style:font-weight-complex="bold"/>
    </style:style>
    <style:style style:name="T171" style:parent-style-name="DefaultParagraphFont" style:family="text">
      <style:text-properties fo:font-weight="bold" style:font-weight-asian="bold" style:font-weight-complex="bold"/>
    </style:style>
    <style:style style:name="T172" style:parent-style-name="DefaultParagraphFont" style:family="text">
      <style:text-properties fo:font-weight="bold" style:font-weight-asian="bold" style:font-weight-complex="bold"/>
    </style:style>
    <style:style style:name="T173" style:parent-style-name="DefaultParagraphFont" style:family="text">
      <style:text-properties fo:font-weight="bold" style:font-weight-asian="bold" style:font-weight-complex="bold"/>
    </style:style>
    <style:style style:name="P174" style:parent-style-name="Standard" style:family="paragraph">
      <style:paragraph-properties fo:break-before="page" fo:text-align="center" fo:margin-top="0.0395in" fo:margin-bottom="0.0395in"/>
      <style:text-properties fo:font-weight="bold" style:font-weight-asian="bold" style:font-weight-complex="bold" fo:font-size="18pt" style:font-size-asian="18pt" style:font-size-complex="18pt"/>
    </style:style>
    <style:style style:name="P175" style:parent-style-name="Standard" style:family="paragraph">
      <style:paragraph-properties fo:margin-top="0.0395in" fo:margin-bottom="0.0395in"/>
    </style:style>
    <style:style style:name="T176" style:parent-style-name="DefaultParagraphFont" style:family="text">
      <style:text-properties fo:font-weight="bold" style:font-weight-asian="bold"/>
    </style:style>
    <style:style style:name="P177" style:parent-style-name="Standard" style:family="paragraph">
      <style:paragraph-properties fo:margin-top="0.0395in" fo:margin-bottom="0.0395in"/>
    </style:style>
    <style:style style:name="P178" style:parent-style-name="Standard" style:family="paragraph">
      <style:paragraph-properties fo:margin-top="0.0395in" fo:margin-bottom="0.0395in" fo:margin-left="0.2958in" fo:text-indent="-0.2958in">
        <style:tab-stops/>
      </style:paragraph-properties>
    </style:style>
    <style:style style:name="P179" style:parent-style-name="Standard" style:family="paragraph">
      <style:paragraph-properties fo:break-before="column" fo:text-align="center" fo:margin-top="0.0395in" fo:margin-bottom="0.0395in"/>
    </style:style>
    <style:style style:name="T180" style:parent-style-name="DefaultParagraphFont" style:family="text">
      <style:text-properties fo:font-weight="bold" style:font-weight-asian="bold" fo:font-size="18pt" style:font-size-asian="18pt" style:font-size-complex="18pt"/>
    </style:style>
    <style:style style:name="P181" style:parent-style-name="Standard" style:family="paragraph">
      <style:paragraph-properties fo:margin-top="0.0395in" fo:margin-bottom="0.0395in"/>
    </style:style>
    <style:style style:name="P182" style:parent-style-name="Standard" style:family="paragraph">
      <style:paragraph-properties fo:margin-top="0.0395in" fo:margin-bottom="0.0395in"/>
    </style:style>
    <style:style style:name="P183" style:parent-style-name="Standard" style:family="paragraph">
      <style:paragraph-properties fo:margin-top="0.0395in" fo:margin-bottom="0.0395in" fo:margin-left="0.3937in" fo:text-indent="-0.3937in">
        <style:tab-stops/>
      </style:paragraph-properties>
    </style:style>
    <style:style style:name="P184" style:parent-style-name="Standard" style:family="paragraph">
      <style:paragraph-properties fo:margin-top="0.0395in" fo:margin-bottom="0.0395in" fo:margin-left="0.1972in" fo:text-indent="-0.1965in">
        <style:tab-stops/>
      </style:paragraph-properties>
    </style:style>
    <style:style style:name="P185" style:parent-style-name="Standard" style:family="paragraph">
      <style:paragraph-properties fo:margin-top="0.0395in" fo:margin-bottom="0.0395in" fo:margin-left="0.1972in" fo:text-indent="-0.1965in">
        <style:tab-stops/>
      </style:paragraph-properties>
    </style:style>
    <style:style style:name="T186" style:parent-style-name="DefaultParagraphFont" style:family="text">
      <style:text-properties fo:font-weight="bold" style:font-weight-asian="bold"/>
    </style:style>
    <style:style style:name="T187" style:parent-style-name="DefaultParagraphFont" style:family="text">
      <style:text-properties fo:font-weight="bold" style:font-weight-asian="bold"/>
    </style:style>
    <style:style style:name="T188" style:parent-style-name="DefaultParagraphFont" style:family="text">
      <style:text-properties fo:font-weight="bold" style:font-weight-asian="bold"/>
    </style:style>
    <style:style style:name="T189" style:parent-style-name="DefaultParagraphFont" style:family="text">
      <style:text-properties fo:font-weight="bold" style:font-weight-asian="bold"/>
    </style:style>
    <style:style style:name="T190" style:parent-style-name="DefaultParagraphFont" style:family="text">
      <style:text-properties fo:font-weight="bold" style:font-weight-asian="bold"/>
    </style:style>
    <style:style style:name="T191" style:parent-style-name="DefaultParagraphFont" style:family="text">
      <style:text-properties fo:font-weight="bold" style:font-weight-asian="bold"/>
    </style:style>
    <style:style style:name="P192" style:parent-style-name="Standard" style:family="paragraph">
      <style:paragraph-properties fo:margin-top="0.0395in" fo:margin-bottom="0.0395in" fo:margin-left="0.1972in" fo:text-indent="-0.1965in">
        <style:tab-stops/>
      </style:paragraph-properties>
    </style:style>
    <style:style style:name="T193" style:parent-style-name="DefaultParagraphFont" style:family="text">
      <style:text-properties fo:font-weight="bold" style:font-weight-asian="bold"/>
    </style:style>
    <style:style style:name="T194" style:parent-style-name="DefaultParagraphFont" style:family="text">
      <style:text-properties fo:font-weight="bold" style:font-weight-asian="bold"/>
    </style:style>
    <style:style style:name="T195" style:parent-style-name="DefaultParagraphFont" style:family="text">
      <style:text-properties fo:font-weight="bold" style:font-weight-asian="bold"/>
    </style:style>
    <style:style style:name="P196" style:parent-style-name="Standard" style:family="paragraph">
      <style:paragraph-properties fo:margin-top="0.0395in" fo:margin-bottom="0.0395in" fo:margin-left="0.1972in" fo:text-indent="-0.1965in">
        <style:tab-stops/>
      </style:paragraph-properties>
    </style:style>
    <style:style style:name="T197" style:parent-style-name="DefaultParagraphFont" style:family="text">
      <style:text-properties fo:font-weight="bold" style:font-weight-asian="bold"/>
    </style:style>
    <style:style style:name="T198" style:parent-style-name="DefaultParagraphFont" style:family="text">
      <style:text-properties fo:font-weight="bold" style:font-weight-asian="bold"/>
    </style:style>
    <style:style style:name="T199" style:parent-style-name="DefaultParagraphFont" style:family="text">
      <style:text-properties fo:font-weight="bold" style:font-weight-asian="bold"/>
    </style:style>
    <style:style style:name="P200" style:parent-style-name="Standard" style:family="paragraph">
      <style:paragraph-properties fo:margin-top="0.0395in" fo:margin-bottom="0.0395in" fo:margin-left="0.1972in" fo:text-indent="-0.1965in">
        <style:tab-stops/>
      </style:paragraph-properties>
    </style:style>
    <style:style style:name="T201" style:parent-style-name="DefaultParagraphFont" style:family="text">
      <style:text-properties fo:font-weight="bold" style:font-weight-asian="bold"/>
    </style:style>
    <style:style style:name="T202" style:parent-style-name="DefaultParagraphFont" style:family="text">
      <style:text-properties fo:font-weight="bold" style:font-weight-asian="bold"/>
    </style:style>
    <style:style style:name="T203" style:parent-style-name="DefaultParagraphFont" style:family="text">
      <style:text-properties fo:font-weight="bold" style:font-weight-asian="bold"/>
    </style:style>
    <style:style style:name="P204" style:parent-style-name="Standard" style:family="paragraph">
      <style:paragraph-properties fo:margin-top="0.0395in" fo:margin-bottom="0.0395in" fo:margin-left="0.1972in" fo:text-indent="-0.1965in">
        <style:tab-stops/>
      </style:paragraph-properties>
    </style:style>
    <style:style style:name="T205" style:parent-style-name="DefaultParagraphFont" style:family="text">
      <style:text-properties fo:font-weight="bold" style:font-weight-asian="bold"/>
    </style:style>
    <style:style style:name="T206" style:parent-style-name="DefaultParagraphFont" style:family="text">
      <style:text-properties fo:font-weight="bold" style:font-weight-asian="bold"/>
    </style:style>
    <style:style style:name="T207" style:parent-style-name="DefaultParagraphFont" style:family="text">
      <style:text-properties fo:font-weight="bold" style:font-weight-asian="bold"/>
    </style:style>
    <style:style style:name="T208" style:parent-style-name="DefaultParagraphFont" style:family="text">
      <style:text-properties fo:font-weight="bold" style:font-weight-asian="bold"/>
    </style:style>
    <style:style style:name="T209" style:parent-style-name="DefaultParagraphFont" style:family="text">
      <style:text-properties fo:font-weight="bold" style:font-weight-asian="bold"/>
    </style:style>
    <style:style style:name="P210" style:parent-style-name="Standard" style:family="paragraph">
      <style:paragraph-properties fo:margin-top="0.0395in" fo:margin-bottom="0.0395in" fo:margin-left="0.1972in" fo:text-indent="-0.1965in">
        <style:tab-stops/>
      </style:paragraph-properties>
    </style:style>
    <style:style style:name="T211" style:parent-style-name="DefaultParagraphFont" style:family="text">
      <style:text-properties fo:font-weight="bold" style:font-weight-asian="bold"/>
    </style:style>
    <style:style style:name="T212" style:parent-style-name="DefaultParagraphFont" style:family="text">
      <style:text-properties fo:font-weight="bold" style:font-weight-asian="bold"/>
    </style:style>
    <style:style style:name="T213" style:parent-style-name="DefaultParagraphFont" style:family="text">
      <style:text-properties fo:font-weight="bold" style:font-weight-asian="bold"/>
    </style:style>
    <style:style style:name="T214" style:parent-style-name="DefaultParagraphFont" style:family="text">
      <style:text-properties fo:font-weight="bold" style:font-weight-asian="bold"/>
    </style:style>
    <style:style style:name="T215" style:parent-style-name="DefaultParagraphFont" style:family="text">
      <style:text-properties fo:font-weight="bold" style:font-weight-asian="bold"/>
    </style:style>
    <style:style style:name="P216" style:parent-style-name="Standard" style:family="paragraph">
      <style:paragraph-properties fo:margin-top="0.0395in" fo:margin-bottom="0.0395in" fo:margin-left="0.1972in" fo:text-indent="-0.1965in">
        <style:tab-stops/>
      </style:paragraph-properties>
    </style:style>
    <style:style style:name="T217" style:parent-style-name="DefaultParagraphFont" style:family="text">
      <style:text-properties fo:font-weight="bold" style:font-weight-asian="bold"/>
    </style:style>
    <style:style style:name="T218" style:parent-style-name="DefaultParagraphFont" style:family="text">
      <style:text-properties fo:font-weight="bold" style:font-weight-asian="bold"/>
    </style:style>
    <style:style style:name="T219" style:parent-style-name="DefaultParagraphFont" style:family="text">
      <style:text-properties fo:font-weight="bold" style:font-weight-asian="bold"/>
    </style:style>
    <style:style style:name="P220" style:parent-style-name="Standard" style:family="paragraph">
      <style:paragraph-properties fo:margin-top="0.0395in" fo:margin-bottom="0.0395in" fo:margin-left="0.1972in" fo:text-indent="-0.1965in">
        <style:tab-stops/>
      </style:paragraph-properties>
    </style:style>
    <style:style style:name="T221" style:parent-style-name="DefaultParagraphFont" style:family="text">
      <style:text-properties fo:font-weight="bold" style:font-weight-asian="bold"/>
    </style:style>
    <style:style style:name="T222" style:parent-style-name="DefaultParagraphFont" style:family="text">
      <style:text-properties fo:font-weight="bold" style:font-weight-asian="bold"/>
    </style:style>
    <style:style style:name="T223" style:parent-style-name="DefaultParagraphFont" style:family="text">
      <style:text-properties fo:font-weight="bold" style:font-weight-asian="bold"/>
    </style:style>
    <style:style style:name="P224" style:parent-style-name="Standard" style:family="paragraph">
      <style:paragraph-properties fo:margin-top="0.0395in" fo:margin-bottom="0.0395in" fo:margin-left="0.1972in" fo:text-indent="-0.1965in">
        <style:tab-stops/>
      </style:paragraph-properties>
    </style:style>
    <style:style style:name="T225" style:parent-style-name="DefaultParagraphFont" style:family="text">
      <style:text-properties fo:font-weight="bold" style:font-weight-asian="bold"/>
    </style:style>
    <style:style style:name="T226" style:parent-style-name="DefaultParagraphFont" style:family="text">
      <style:text-properties fo:font-weight="bold" style:font-weight-asian="bold"/>
    </style:style>
    <style:style style:name="T227" style:parent-style-name="DefaultParagraphFont" style:family="text">
      <style:text-properties fo:font-weight="bold" style:font-weight-asian="bold"/>
    </style:style>
    <style:style style:name="P228" style:parent-style-name="Standard" style:family="paragraph">
      <style:paragraph-properties fo:margin-top="0.0395in" fo:margin-bottom="0.0395in" fo:margin-left="0.1972in" fo:text-indent="-0.1965in">
        <style:tab-stops/>
      </style:paragraph-properties>
    </style:style>
    <style:style style:name="T229" style:parent-style-name="DefaultParagraphFont" style:family="text">
      <style:text-properties fo:font-weight="bold" style:font-weight-asian="bold"/>
    </style:style>
    <style:style style:name="T230" style:parent-style-name="DefaultParagraphFont" style:family="text">
      <style:text-properties fo:font-weight="bold" style:font-weight-asian="bold"/>
    </style:style>
    <style:style style:name="T231" style:parent-style-name="DefaultParagraphFont" style:family="text">
      <style:text-properties fo:font-weight="bold" style:font-weight-asian="bold"/>
    </style:style>
    <style:style style:name="P232" style:parent-style-name="Standard" style:family="paragraph">
      <style:paragraph-properties fo:margin-top="0.0395in" fo:margin-bottom="0.0395in" fo:margin-left="0.1972in" fo:text-indent="-0.1965in">
        <style:tab-stops/>
      </style:paragraph-properties>
    </style:style>
    <style:style style:name="T233" style:parent-style-name="DefaultParagraphFont" style:family="text">
      <style:text-properties fo:font-weight="bold" style:font-weight-asian="bold"/>
    </style:style>
    <style:style style:name="T234" style:parent-style-name="DefaultParagraphFont" style:family="text">
      <style:text-properties fo:font-weight="bold" style:font-weight-asian="bold"/>
    </style:style>
    <style:style style:name="T235" style:parent-style-name="DefaultParagraphFont" style:family="text">
      <style:text-properties fo:font-weight="bold" style:font-weight-asian="bold"/>
    </style:style>
    <style:style style:name="P236" style:parent-style-name="Standard" style:family="paragraph">
      <style:paragraph-properties fo:margin-top="0.0395in" fo:margin-bottom="0.0395in" fo:margin-left="0.1972in" fo:text-indent="-0.1965in">
        <style:tab-stops/>
      </style:paragraph-properties>
    </style:style>
    <style:style style:name="T237" style:parent-style-name="DefaultParagraphFont" style:family="text">
      <style:text-properties fo:font-weight="bold" style:font-weight-asian="bold"/>
    </style:style>
    <style:style style:name="T238" style:parent-style-name="DefaultParagraphFont" style:family="text">
      <style:text-properties fo:font-weight="bold" style:font-weight-asian="bold"/>
    </style:style>
    <style:style style:name="T239" style:parent-style-name="DefaultParagraphFont" style:family="text">
      <style:text-properties fo:font-weight="bold" style:font-weight-asian="bold"/>
    </style:style>
    <style:style style:name="P240" style:parent-style-name="Standard" style:family="paragraph">
      <style:paragraph-properties fo:margin-top="0.0395in" fo:margin-bottom="0.0395in" fo:margin-left="0.1972in" fo:text-indent="-0.1965in">
        <style:tab-stops/>
      </style:paragraph-properties>
    </style:style>
    <style:style style:name="T241" style:parent-style-name="DefaultParagraphFont" style:family="text">
      <style:text-properties fo:font-weight="bold" style:font-weight-asian="bold"/>
    </style:style>
    <style:style style:name="T242" style:parent-style-name="DefaultParagraphFont" style:family="text">
      <style:text-properties fo:font-weight="bold" style:font-weight-asian="bold"/>
    </style:style>
    <style:style style:name="T243" style:parent-style-name="DefaultParagraphFont" style:family="text">
      <style:text-properties fo:font-weight="bold" style:font-weight-asian="bold"/>
    </style:style>
    <style:style style:name="P244" style:parent-style-name="Standard" style:family="paragraph">
      <style:paragraph-properties fo:margin-top="0.0395in" fo:margin-bottom="0.0395in" fo:margin-left="0.1972in" fo:text-indent="-0.1965in">
        <style:tab-stops/>
      </style:paragraph-properties>
    </style:style>
    <style:style style:name="T245" style:parent-style-name="DefaultParagraphFont" style:family="text">
      <style:text-properties fo:font-weight="bold" style:font-weight-asian="bold"/>
    </style:style>
    <style:style style:name="T246" style:parent-style-name="DefaultParagraphFont" style:family="text">
      <style:text-properties fo:font-weight="bold" style:font-weight-asian="bold"/>
    </style:style>
    <style:style style:name="T247" style:parent-style-name="DefaultParagraphFont" style:family="text">
      <style:text-properties fo:font-weight="bold" style:font-weight-asian="bold"/>
    </style:style>
    <style:style style:name="P248" style:parent-style-name="Standard" style:family="paragraph">
      <style:paragraph-properties fo:margin-top="0.0395in" fo:margin-bottom="0.0395in" fo:margin-left="0.1972in" fo:text-indent="-0.1965in">
        <style:tab-stops/>
      </style:paragraph-properties>
    </style:style>
    <style:style style:name="P249" style:parent-style-name="Normal" style:family="paragraph">
      <style:paragraph-properties fo:break-before="page"/>
    </style:style>
    <style:style style:name="P250" style:parent-style-name="Standard" style:family="paragraph">
      <style:paragraph-properties fo:text-align="center" fo:margin-top="0.0395in" fo:margin-bottom="0.0395in"/>
      <style:text-properties fo:font-weight="bold" style:font-weight-asian="bold" fo:font-size="18pt" style:font-size-asian="18pt" style:font-size-complex="18pt" fo:language="en" fo:country="GB"/>
    </style:style>
    <style:style style:name="P251" style:parent-style-name="Standard" style:family="paragraph">
      <style:paragraph-properties fo:margin-top="0.0395in" fo:margin-bottom="0.0395in"/>
    </style:style>
    <style:style style:name="P252" style:parent-style-name="Normal" style:family="paragraph">
      <style:paragraph-properties fo:break-before="page"/>
      <style:text-properties fo:hyphenate="true"/>
    </style:style>
    <style:style style:name="P253" style:parent-style-name="Standard" style:family="paragraph">
      <style:paragraph-properties fo:text-align="center" fo:margin-top="0.0395in" fo:margin-bottom="0.0395in"/>
      <style:text-properties fo:font-weight="bold" style:font-weight-asian="bold" fo:font-size="18pt" style:font-size-asian="18pt" style:font-size-complex="18pt"/>
    </style:style>
    <style:style style:name="P254" style:parent-style-name="Standard" style:family="paragraph">
      <style:paragraph-properties fo:margin-top="0.0395in" fo:margin-bottom="0.0395in"/>
    </style:style>
  </office:automatic-styles>
  <office:body>
    <office:text text:use-soft-page-breaks="true">
      <text:p text:style-name="P1">Magia Dostępna w Settingu</text:p>
      <text:p text:style-name="P2"/>
      <text:p text:style-name="P3">Śpiewak (Spirit)</text:p>
      <text:p text:style-name="P4">By używać zaklęć Śpiewak potrzebuje być w stanie mówić. Jego zaklęcia zużywają manę co turę i co turę zwiększają swoją moc (mechanika<text:s/><text:span text:style-name="T5">Eskalacji</text:span>). Jeśli Śpiewak dostanie status „<text:span text:style-name="T6">shaken</text:span>” musi<text:s/>rzucić<text:s/><text:span text:style-name="T7">Spirit</text:span><text:s/>na każde utrzymywane przez niego zaklęcie, fail oznacza iż zostało ono przerwane. Śpiewak może przerwać dowolne swoje zaklęcie w dowolnym momencie. Zaklęcia Śpiewaka używają Spirit jako swojego zasięgu działania (liczba pól równa rozmiarowi kości).</text:p>
      <text:p text:style-name="P8"><text:span text:style-name="T9">Song of Protection (Novice)</text:span><text:line-break/><text:span text:style-name="T10">Koszt</text:span>:<text:s/><text:tab/>1 mana/tura<text:line-break/><text:span text:style-name="T11">Efekt</text:span>:<text:s/><text:tab/>Na sukcesie cel dostaje:<text:s/><text:line-break/><text:tab/><text:tab/><text:tab/>+2 do rzutów obronnych przeciwko magii<text:s/><text:line-break/><text:tab/><text:tab/><text:tab/>+2 toughness przeciwko magii<text:line-break/><text:span text:style-name="T12">Eskalacja</text:span>:<text:s/><text:tab/>Co turę zaklęcie obejmuje jeden dodatkowy cel, po trzech turach efekt zaklęcia<text:s/><text:tab/><text:tab/><text:tab/>podwaja się.</text:p>
      <text:p text:style-name="P13"><text:span text:style-name="T14">Song of Rock (Novice)</text:span><text:line-break/><text:span text:style-name="T15">Koszt</text:span>:<text:s/><text:tab/>1 mana/tura<text:line-break/><text:span text:style-name="T16">Efekt</text:span>:<text:s/><text:tab/>Na sukcesie cel dostaje:<text:s/><text:line-break/><text:tab/><text:tab/><text:tab/>+2 toughness (armour)<text:line-break/><text:span text:style-name="T17">Eskalacja</text:span>:<text:s/><text:tab/>Co turę zaklęcie obejmuje jeden dodatkowy cel, po trzech turach efekt zaklęcia<text:s/><text:tab/><text:tab/><text:tab/><text:tab/>podwaja się.</text:p>
      <text:p text:style-name="P18"><text:span text:style-name="T19">Inspiration (Novice)</text:span><text:line-break/><text:span text:style-name="T20">Koszt</text:span>:<text:tab/>1 mana/tura<text:line-break/><text:span text:style-name="T21">Efekt</text:span>:<text:tab/>Wybierz jeden atrybut lub skill, kostka wybranego traitu zwiększa się o 1 stopień<text:s/><text:tab/><text:tab/><text:tab/>dla celu<text:line-break/><text:span text:style-name="T22">Eskalacja</text:span>:<text:tab/>Co turę zaklęcie obejmuje jeden dodatkowy cel, po trzech turach efekt zaklęcia<text:s/><text:tab/><text:tab/><text:tab/><text:tab/>podwaja się.</text:p>
      <text:p text:style-name="P23"><text:span text:style-name="T24">Confusion (Novice)</text:span><text:line-break/><text:span text:style-name="T25">Koszt</text:span>:<text:tab/>1 mana/tura<text:line-break/><text:span text:style-name="T26">Ef</text:span><text:span text:style-name="T27">ekt</text:span>:<text:tab/>Cel wykonuje rzut na smarts, na porażce otrzymuje statusy distracted i vulnerable<text:line-break/><text:span text:style-name="T28">Eskalacja</text:span>:<text:tab/>Co turę cel wykonuje rzut ponownie, od trzeciej tury dostaje karę do rzutu -2, od<text:s/><text:tab/><text:tab/><text:tab/>piątej tury kara rośnie do -3</text:p>
      <text:p text:style-name="P29"><text:span text:style-name="T30">Drums of Pace (Seasoned)</text:span><text:line-break/><text:span text:style-name="T31">Koszt</text:span>:<text:tab/>2 mana/tura<text:line-break/><text:span text:style-name="T32">Efekt</text:span>:<text:tab/>Szybkość celu podwaja się lub zmniejsza o połowę (wybór rzucającego)<text:line-break/><text:span text:style-name="T33">Eskalacja</text:span>:<text:tab/>Co turę zaklęcie obejmuje jeden dodatkowy cel, po trzech turach przyspieszone<text:s/><text:tab/><text:tab/><text:tab/><text:tab/>osoby ignorują trudny teren, a spowolnione muszą zużyć akcję by się ruszyć</text:p>
      <text:p text:style-name="P34"><text:span text:style-name="T35">Dispeling C</text:span><text:span text:style-name="T36">hords (Seasoned)</text:span><text:line-break/><text:span text:style-name="T37">Koszt</text:span>:<text:tab/>2 mana/tura<text:line-break/><text:span text:style-name="T38">Efekt</text:span>:<text:tab/>Do przerwania tego zaklęcia wszystkie aktywne zaklęcia do poziomu Seasoned w<text:s/><text:tab/><text:tab/><text:tab/>zasięgu przestają działać, dla zaklęć wyższego poziomu należy wykonać<text:s/><text:tab/><text:tab/><text:tab/><text:tab/><text:tab/>przeciwny rzut na arcana<text:line-break/><text:span text:style-name="T39">Eskalacja</text:span>:<text:tab/>Po trzech turach pozostali magowie w zasięgu otrzymują karę -1 do rzucania<text:s/><text:tab/><text:tab/><text:tab/><text:tab/>zaklęć, kara rośnie do -2 po pięciu turach i do -3 po siedmiu</text:p>
      <text:p text:style-name="P40"><text:span text:style-name="T41">Sagas of Warriors (Seasoned)</text:span><text:line-break/><text:span text:style-name="T42">Koszt</text:span>:<text:tab/>2 mana/tura<text:line-break/><text:span text:style-name="T43">Efekt</text:span>:<text:tab/>Do przerwania tego zaklęcia cel otrzymuje wybrany przez rzucającego combat<text:s/><text:tab/><text:tab/><text:tab/><text:tab/>edge, ten edge musi być na poziomie nie wyższym niż rzucający. Rzucający ani<text:s/><text:tab/><text:tab/><text:tab/><text:tab/>cel nie muszą spełniać wymagań do tego edge<text:line-break/><text:span text:style-name="T44">Eskalacja</text:span>:<text:tab/>Co trzy tury cel otrzymuje kolejny combat edge</text:p>
      <text:p text:style-name="P45"/>
      <text:p text:style-name="P46"/>
      <text:soft-page-break/>
      <text:p text:style-name="P47">Kryształowy Mag (Spirit)</text:p>
      <text:p text:style-name="P48">Zaklęcia kryształowych magów polegają na<text:s/>krystalizacji wszechobecnej energii magicznej. Wszystkie ich twory zaczynają sublimować po godzinie istnienia. Kryształowe obiekty mają twardość 10. Kryształowi magowie mogą eksplodować swoje twory, kosztuje to 1 punkt many i zadaje 2D6 obrażeń w średnich<text:s/>rozmiarów AoE (7 pól) dookoła detonowanego obiektu. Magia kryształu używa Spirit jako swojego zasięgu działania (liczba pól równa rozmiarowi kości).</text:p>
      <text:p text:style-name="P49"/>
      <text:p text:style-name="P50"><text:span text:style-name="T51">Create Medium Object (Novice)</text:span><text:line-break/><text:span text:style-name="T52">Koszt</text:span>:<text:tab/>1 mana<text:line-break/><text:span text:style-name="T53">Efekt</text:span>:<text:tab/>Mag tworzy obiekt zużywający nie więcej niż 1m<text:span text:style-name="T54">3</text:span><text:s/>materiału, może to być<text:s/><text:tab/><text:tab/><text:tab/><text:tab/>np.: broń biała, zbroja, przedmiot codziennego użytku, mebel</text:p>
      <text:p text:style-name="P55"><text:span text:style-name="T56">Crystal Spear (Novice)</text:span><text:line-break/><text:span text:style-name="T57">Koszt</text:span>:<text:tab/>2 mana<text:line-break/><text:span text:style-name="T58">Efekt</text:span>:<text:tab/>Mag wystrzeliwuje kryształowy pocisk w prostej linii od niego. Wszyscy na linii<text:s/><text:tab/><text:tab/><text:tab/>wykonują agility rzut przeciwko jego spellcasting w kolejności od osoby<text:s/><text:tab/><text:tab/><text:tab/><text:tab/><text:tab/>najbliżej, pierwsza osoba która nie zda zostaje trafiona za 2D6 obrażeń i włócznia<text:s/><text:tab/><text:tab/><text:tab/>pozostaje wbita w niego. Jeśli włócznia nie trafi nikogo, wbija się w pierwszą<text:s/><text:tab/><text:tab/><text:tab/><text:tab/>przeszkodę na swojej drodze lub na końcu swojego zasięgu</text:p>
      <text:p text:style-name="P59"><text:span text:style-name="T60">D</text:span><text:span text:style-name="T61">eflective Shards (Novice)</text:span><text:line-break/><text:span text:style-name="T62">Koszt</text:span>:<text:tab/>3 mana<text:line-break/><text:span text:style-name="T63">Efekt</text:span>:<text:tab/>Mag otacza się odłamkami kryształu, potencjalnie przyjmującymi na siebie<text:s/><text:tab/><text:tab/><text:tab/><text:tab/>pociski wroga. Atakujący go za pomocą Shooting dostają -2 do swojego rzutu (-4<text:s/><text:tab/><text:tab/><text:tab/>przy przebiciu na rzuceniu zaklęcia). Eksplodowanie tego zaklęcia nie rani maga.</text:p>
      <text:p text:style-name="P64"><text:span text:style-name="T65">Glowing Crystal (Novice)</text:span><text:line-break/><text:span text:style-name="T66">Koszt</text:span>:<text:s/><text:tab/>1 mana<text:line-break/><text:span text:style-name="T67">Efekt</text:span>:<text:tab/>Mały świecący kryształ daje światło na poziomie dziennym w zasięgu równym<text:s/><text:tab/><text:tab/><text:tab/><text:tab/>zasięgowi zaklęć maga, może się także oddalić od maga na połowę tego zasięgu.<text:s/><text:tab/><text:tab/><text:tab/>Eksplodowanie tego<text:s/>zaklęcia nie rani, lecz oślepia na jedną turę.</text:p>
      <text:p text:style-name="P68"><text:span text:style-name="T69">Create Large Object (Seasoned)</text:span><text:line-break/><text:span text:style-name="T70">Koszt</text:span>:<text:tab/>2 mana<text:line-break/><text:span text:style-name="T71">Efekt</text:span>:<text:tab/>Mag tworzy obiekt zużywający nie więcej niż 10m<text:span text:style-name="T72">3</text:span><text:s/>materiału, może to być<text:s/><text:tab/><text:tab/><text:tab/><text:tab/>np.: ściana, łódka, dach, wielka kula, itp. Obiekt zajmuje na polu walki miejsce<text:s/>o<text:s/><text:tab/><text:tab/><text:tab/>średnicy 5 stóp. Mag może stworzyć dodatkowe kopie tego obiektu w ramach<text:s/><text:tab/><text:tab/><text:tab/><text:tab/>tego samego zaklęcia, płacąc za każdą z nich kolejne 2 many.</text:p>
      <text:p text:style-name="P73"><text:span text:style-name="T74">Telekineza (Seasoned)</text:span><text:line-break/><text:span text:style-name="T75">Koszt</text:span>:<text:tab/>5 mana<text:line-break/><text:span text:style-name="T76">Efekt</text:span>:<text:tab/>Mag może poruszać zdalnie dowolnym obiektem w swoim zasięgu, używając<text:s/>do<text:s/><text:tab/><text:tab/><text:tab/>tego siły D10 (siła D12 i podwojony zasięg na przebiciu). Żywe istoty mogą<text:s/><text:tab/><text:tab/><text:tab/><text:tab/>bronić się za pomocą Spirit. Używanie narzędzi lub broni w ten sposób nadal<text:s/><text:tab/><text:tab/><text:tab/><text:tab/>wymaga rzutu na związaną z nimi umiejętność.</text:p>
      <text:p text:style-name="P77"><text:span text:style-name="T78">Crystal Cage (Seasoned)</text:span><text:line-break/><text:span text:style-name="T79">Koszt</text:span>:<text:tab/>2/4/7 mana<text:line-break/><text:span text:style-name="T80">Efek</text:span><text:span text:style-name="T81">t</text:span>:<text:tab/>Mag tworzy kryształowe więzienie o rozmiarze zależnym od wydanej many<text:s/><text:tab/><text:tab/><text:tab/><text:tab/>(jeden cel za 2 many, średnie AoE za 4 i duże AoE za 7), osoby uwięzione nie<text:s/><text:tab/><text:tab/><text:tab/><text:tab/>mogą wyjść dopóki nie rozbiją kryształu. Mag może wybrać czy więzienie ma<text:s/><text:tab/><text:tab/><text:tab/><text:tab/>kraty czy jest z jednolitego kryształu, a także czy kryształ jest przejrzysty czy nie<text:s/><text:tab/><text:tab/><text:tab/>przepuszcza światła. Zależnie od jego wyborów uwięzione osoby otrzymują<text:s/><text:tab/><text:tab/><text:tab/><text:tab/>następujące statusy: entangled, bound, blind. Eksplodowanie więzienia rani<text:s/><text:tab/><text:tab/><text:tab/><text:tab/>wszystkich wewnątrz.</text:p>
      <text:p text:style-name="P82"><text:span text:style-name="T83">Create Smal</text:span><text:span text:style-name="T84">l Object (Veteran)</text:span><text:line-break/><text:span text:style-name="T85">Koszt</text:span>:<text:tab/>3 many<text:line-break/><text:span text:style-name="T86">Efekt</text:span>:<text:tab/>Mag tworzy mały obiekt mieszczący się w jego dłoni. Przy przebiciu mag może<text:s/><text:tab/><text:tab/><text:tab/><text:tab/>stworzyć klucz do zamku, jeśli jest w stanie go dotknąć.</text:p>
      <text:soft-page-break/>
      <text:p text:style-name="P87"><text:span text:style-name="T88">Crystal Golem (Veteran)</text:span><text:line-break/><text:span text:style-name="T89">Koszt</text:span>:<text:tab/>8 mana<text:line-break/><text:span text:style-name="T90">Efekt</text:span>:<text:tab/>Tworzy potężnego kryształowego golema wykonującego rozkazy maga (golem<text:s/><text:tab/><text:tab/><text:tab/><text:tab/>używa statystyk sentinela)</text:p>
      <text:p text:style-name="P91"><text:span text:style-name="T92">Flying Saucer (Heroic)</text:span><text:line-break/><text:span text:style-name="T93">Koszt</text:span>:<text:tab/>3 mana/turę<text:line-break/><text:span text:style-name="T94">Efekt</text:span>:<text:tab/>Tworzy kryształowy spodek o rozmiarze dużego AoE. Spodek ma siłę D12+6<text:s/><text:tab/><text:tab/><text:tab/><text:tab/>(D12+12 na przebiciu) i może latać z szybkością 12 (24 na<text:s/>przebiciu) zabierając<text:s/><text:tab/><text:tab/><text:tab/><text:tab/>ze sobą wszystko, co na nim umieszczono</text:p>
      <text:p text:style-name="P95"><text:span text:style-name="T96">Instant Castle (Legendary)</text:span><text:line-break/><text:span text:style-name="T97">Koszt</text:span>:<text:tab/>15 mana<text:line-break/><text:span text:style-name="T98">Efekt</text:span>:<text:tab/>Tworzy nieduży fort obronny o architekturze i wystroju wybranych przez maga,<text:s/><text:tab/><text:tab/><text:tab/><text:tab/>wykonanych w zupełności z kryształu. Tego zaklęcia nie można<text:s/>zdetonować,<text:s/><text:tab/><text:tab/><text:tab/><text:tab/>zamiast tego za 3 punkty many można przedłużyć jego istnienie o kolejną godzinę<text:s/><text:tab/><text:tab/><text:tab/>w dowolnej chwili. Za dodatkowe 5 punktów many twardość kryształu zostaje<text:s/><text:tab/><text:tab/><text:tab/><text:tab/>podwojona. Za dodatkowe 7 punktów many wnętrze zamku jest wyłączone z<text:s/><text:tab/><text:tab/><text:tab/><text:tab/>efektów zaklęć AoE rzuconych z zewnątrz dopóki nie zostaną zniszczone mury.</text:p>
      <text:p text:style-name="P99"/>
      <text:p text:style-name="P100"/>
      <text:soft-page-break/>
      <text:p text:style-name="P101">Mag Wiatru (Spirit)</text:p>
      <text:p text:style-name="P102">Magowie wiatru pracują bezpośrednio na energii magicznej w powietrzu, mieszając ją z własną i zamieniając w coś innego. Magowie wiatru mogą zapłacić dodatkowy punkt many by zamiast efektu sukcesu uzyskać efekt przebicia w ich zaklęciach a także mogą wybrać żywioł swojego zaklęcia. Zasięg zaklęć magów wiatru jest równy ich kości Spirit.</text:p>
      <text:p text:style-name="P103">Żywioły i ich domyślne efekty na przebiciu:<text:line-break/><text:span text:style-name="T104">Ogień</text:span>:<text:tab/><text:tab/>dodatkowe 1D4 obrażeń<text:line-break/><text:span text:style-name="T105">Woda</text:span>:<text:tab/><text:tab/>cel traci połowę szybkości do końca tury<text:line-break/><text:span text:style-name="T106">Ziemia</text:span>:<text:tab/><text:tab/>cel traci 2 punkt zbroi (jeśli ma zbroję) do końca tury<text:line-break/><text:span text:style-name="T107">Powietrze</text:span>:<text:tab/><text:tab/>odpycha cel o 3 pola<text:line-break/><text:span text:style-name="T108">Piorun</text:span>:<text:tab/><text:tab/>dodatkowe obrażenia równe zbroi celu</text:p>
      <text:p text:style-name="P109"><text:span text:style-name="T110">Chaos Bolt (Novice)</text:span><text:line-break/><text:span text:style-name="T111">Koszt</text:span>:<text:s/><text:tab/>1 mana<text:line-break/><text:span text:style-name="T112">Efekt</text:span>:<text:tab/>Mag trafia przeciwnika pociskiem zadającym 2D6 obrażeń<text:line-break/><text:span text:style-name="T113">Przebicie</text:span>:<text:s/><text:tab/>Efekt żywiołu</text:p>
      <text:p text:style-name="P114"><text:span text:style-name="T115">Elemental Breath (Novice)</text:span><text:line-break/><text:span text:style-name="T116">Koszt</text:span>:<text:tab/>2 mana<text:line-break/><text:span text:style-name="T117">Efekt</text:span>:<text:tab/>Strumień energii w kształcie stożka AoE. Każda osoba w AoE rzuca na Agility<text:s/><text:tab/><text:tab/><text:tab/><text:tab/>przeciwko rzutowi na zaklęcie. Przy porażce obrywa za 2D6.<text:line-break/><text:span text:style-name="T118">Przebicie</text:span>:<text:tab/>Efekt<text:s/>żywiołu</text:p>
      <text:p text:style-name="P119"><text:span text:style-name="T120">Plasma Light (Novice)</text:span><text:line-break/><text:span text:style-name="T121">Koszt</text:span>:<text:tab/>1 mana<text:line-break/><text:span text:style-name="T122">Efekt</text:span>:<text:tab/>Świecąca kulka plazmy daje światło na poziomie dziennym w zasięgu równym<text:s/><text:tab/><text:tab/><text:tab/><text:tab/>zasięgowi zaklęć maga, może się także oddalić od maga na połowę tego zasięgu.<text:line-break/><text:span text:style-name="T123">Przebicie</text:span>:<text:tab/>brak</text:p>
      <text:p text:style-name="P124"><text:span text:style-name="T125">Elemental Weapon (Novice)</text:span><text:line-break/><text:span text:style-name="T126">Koszt</text:span>:<text:tab/>2<text:s/>mana<text:line-break/><text:span text:style-name="T127">Efekt</text:span>:<text:tab/>Wybrana broń dostaje +2 obrażeń i jest liczona jako magiczna broń przez 5 tur<text:line-break/><text:span text:style-name="T128">Przebicie</text:span>:<text:tab/>Bonus rośnie do +4 lub ataki bronią zyskują efekt żywiołu (rzucający wybiera)</text:p>
      <text:p text:style-name="P129"><text:span text:style-name="T130">Elemental Grenade (Seasoned)</text:span><text:line-break/><text:span text:style-name="T131">Koszt</text:span>:<text:tab/>3 mana<text:line-break/><text:span text:style-name="T132">Efekt</text:span>:<text:tab/>Strumień energii w kształcie średniego AoE. Każda osoba w AoE rzuca na Agility<text:s/><text:tab/><text:tab/><text:tab/>przeciwko rzutowi na zaklęcie. Przy porażce obrywa za 2D6.<text:line-break/><text:span text:style-name="T133">Przebicie</text:span>:<text:tab/>Efekt żywiołu</text:p>
      <text:p text:style-name="P134"><text:span text:style-name="T135">Elemental Cloak (Seasoned)</text:span><text:line-break/><text:span text:style-name="T136">Koszt</text:span>:<text:tab/>4 mana<text:line-break/><text:span text:style-name="T137">Efekt</text:span>:<text:tab/>przez pięć tur każdy kto kończy swoją turę obok maga, natychmiast obrywa 2D4<text:s/><text:tab/><text:tab/><text:tab/>obrażeń<text:line-break/><text:span text:style-name="T138">Przebicie</text:span>:<text:tab/>Efekt żywiołu</text:p>
      <text:p text:style-name="P139"><text:span text:style-name="T140">Anti-Magic Zone (Seasoned)</text:span><text:line-break/><text:span text:style-name="T141">Koszt</text:span>:<text:tab/>5 mana<text:line-break/><text:span text:style-name="T142">Efekt</text:span>:<text:tab/>energia magiczna zupełnie opuszcza teren w dużym AoE, trudnością rzucenia<text:s/><text:tab/><text:tab/><text:tab/><text:tab/>zaklęcia w nim jest wynik rzutu na to zaklęcie, efekt trwa pięć tur<text:line-break/><text:span text:style-name="T143">Przebicie</text:span>:<text:tab/>efekt nie afektuje maga, który rzucił to zaklęcie</text:p>
      <text:p text:style-name="P144"><text:span text:style-name="T145">Mana Steal Veteran)</text:span><text:line-break/><text:span text:style-name="T146">Koszt</text:span>:<text:tab/>2 mana<text:line-break/><text:span text:style-name="T147">Efekt</text:span>:<text:tab/>cel tego zaklęcia traci 1k6 punktów many, które zostają przekazane rzucającemu.<text:s/><text:tab/><text:tab/><text:tab/>Nie można w ten sposób ukraść więcej many niż cel posiada, ale<text:s/>rzucający może<text:s/><text:tab/><text:tab/><text:tab/>w ten sposób przekroczyć swoją maksymalną ilość many. Cel może próbować się<text:s/><text:tab/><text:tab/><text:tab/>bronić za pomocą Spirit. Jeśli cel też jest magiem wiatru, może bronić się za<text:s/><text:tab/><text:tab/><text:tab/><text:tab/>pomocą Spellcasting<text:line-break/><text:span text:style-name="T148">Przebicie</text:span>:<text:tab/>cel traci 1k8 punktów many</text:p>
      <text:soft-page-break/>
      <text:p text:style-name="P149"><text:span text:style-name="T150">One With Elements (</text:span><text:span text:style-name="T151">Veteran)</text:span><text:line-break/><text:span text:style-name="T152">Koszt</text:span>:<text:tab/><text:tab/>5 mana<text:line-break/><text:span text:style-name="T153">Efekt</text:span>:<text:tab/><text:tab/>Mana zestraja ciało maga z jednym żywiołem dając efekt zależny od<text:s/><text:tab/><text:tab/><text:tab/><text:tab/><text:tab/>wybranego żywiołu. Efekt trwa 5 tur<text:line-break/><text:span text:style-name="T154">Efekt (Ogień):</text:span><text:tab/>mag zyskuje odporność na trucizny i widzenie w ciemności<text:line-break/><text:span text:style-name="T155">Efekt (Woda):</text:span><text:tab/>mag oddycha pod wodą i automatyczny sukces na pływaniu<text:line-break/><text:span text:style-name="T156">Efekt (Ziemia):</text:span><text:tab/>mag może przechodzić przez ściany<text:line-break/><text:span text:style-name="T157">Efekt (Powietrze):</text:span>mag może latać z szybkością 12<text:line-break/><text:span text:style-name="T158">Efekt (Piorun):</text:span><text:tab/>szybkość maga się podwaja i nie działają na niego efekty spowalniające<text:line-break/><text:span text:style-name="T159">Przebicie:</text:span><text:tab/><text:tab/>efekt trwa 10 tur lub działa na dwie dodatkowe osoby</text:p>
      <text:p text:style-name="P160"><text:span text:style-name="T161">Two Elements Fury (Heroic)</text:span><text:line-break/><text:span text:style-name="T162">Koszt</text:span>:<text:tab/>4 mana<text:line-break/><text:span text:style-name="T163">Efekt</text:span>:<text:tab/>W ramach tej samej akcji rzuć dwa zaklęcia magii wiatru w cenie jednego (nadal<text:s/><text:tab/><text:tab/><text:tab/>musisz wydać na nie manę), każde z nich musi być innego żywiołu. Jeśli uzyskasz<text:s/><text:tab/><text:tab/><text:tab/>przebicie na którykolwiek z nich, efekt przebicia uzyskasz na obu. Jeśli przebicie<text:s/><text:tab/><text:tab/><text:tab/>uzyskasz na obu, każdy z efektów przebicia uruchomi się dwukrotnie.</text:p>
      <text:p text:style-name="P164"><text:span text:style-name="T165">Cataclysm (Legendary)</text:span><text:line-break/><text:span text:style-name="T166">Koszt</text:span>:<text:tab/>Cała mana, nie może być rzucone z mniej niż 10 many<text:line-break/><text:span text:style-name="T167">Efekt</text:span>:<text:tab/>Kataklizm następuje na terenie odpowiadającym kręgowi o maksymalnym<text:s/><text:tab/><text:tab/><text:tab/><text:tab/>promieniu jednego kilometra, minimalnym promieniu 250 metrów przynajmniej<text:s/><text:tab/><text:tab/><text:tab/><text:tab/>jedna dziesiąta tego terenu musi być w zasięgu wzroku rzucającego. Kataklizm<text:s/><text:tab/><text:tab/><text:tab/><text:tab/>zależy od wybranego żywiołu. Po zakończeniu kataklizmu jego teren podlega<text:s/><text:tab/><text:tab/><text:tab/><text:tab/>efektom zaklęcia Anti-Magic Zone o wyniku 7 przez trzy dni<text:line-break/><text:span text:style-name="T168">Ogień</text:span>:<text:tab/>Cały teren staje w eksplodujących płomieniach. Istoty i obiekty otrzymują 3D12<text:s/><text:tab/><text:tab/><text:tab/><text:tab/>obrażeń co turę przez cztery godziny<text:line-break/><text:span text:style-name="T169">Woda</text:span>:<text:tab/>Cały teren zostaje zamrożony. Istoty i obiekty otrzymują 7D12 obrażeń<text:s/><text:tab/><text:tab/><text:tab/><text:tab/><text:tab/>natychmiast a następnie są uwięzione w ludzie o twardości 7 na siedem dni<text:line-break/><text:span text:style-name="T170">Ziemia</text:span>:<text:tab/>Trzęsienie ziemi niszczy wszystkie budynki na terenie. Istoty i obiekty wewnątrz<text:s/><text:tab/><text:tab/><text:tab/>otrzymują 6D12 obrażeń, na zewnątrz 6D4 obrażeń<text:line-break/><text:span text:style-name="T171">Powietrze</text:span>:<text:tab/>Powietrze na terenie staje się toksyczne i żrące na trzy dni. Każda żywa istota,<text:s/><text:tab/><text:tab/><text:tab/><text:tab/>która musi oddychać, obrywa 6D4 obrażeń za każdą godzinę przebywania na<text:s/><text:tab/><text:tab/><text:tab/><text:tab/>terenie. Obiekty obrywają 2D4 obrażeń dziennie.<text:s/><text:line-break/><text:span text:style-name="T172">Piorun</text:span>:<text:tab/>Najwyższy obiekt lub istota na terenie zostaje natychmiast zniszczony, następnie<text:s/><text:tab/><text:tab/><text:tab/>efekt powtarza się codziennie o tej samej porze przez trzynaście dni.<text:line-break/><text:span text:style-name="T173">Two Elements Cataclysm</text:span>: jeżeli zaklęcie to zostało rzucone dwukrotnie jako część Two<text:s/><text:tab/><text:tab/><text:tab/><text:tab/><text:tab/>Elements Fury, teren zamienia się w kulę o tym samym promieniu. Efekt zaklęcia<text:s/><text:tab/><text:tab/><text:tab/>zastępuje następujący: wszystko w kuli rozsypuje się w proch.</text:p>
      <text:soft-page-break/>
      <text:p text:style-name="P174">Mag Przywołań (Smarts)</text:p>
      <text:p text:style-name="P175">Magowie przywołań wzywają na pomoc istoty z różnych stron świata. Są w stanie przywołać zarówno użytkowe stworzenia jak i bojowe bestie. Mag przywołania odzyskuje zużytą na przyzwanie istoty manę, jeżeli odwoła ją osobiście. Każdy mag przywołania zaczyna z zaklęciem<text:s/><text:span text:style-name="T176">Banishment</text:span><text:s/>za darmo.</text:p>
      <text:p text:style-name="P177"/>
      <text:p text:style-name="P178"/>
      <text:soft-page-break/>
      <text:p text:style-name="P179"><text:span text:style-name="T180">Rytualista (Smarts)</text:span></text:p>
      <text:p text:style-name="P181">Wymagania do poprawnego wykonania rytuału są ciężkie – potrzeba móc wyrysować rytuał, potrzebna jest ofiara oraz oczywiście czas. Rytualiści mogą posiłkować się różnymi metodami rysowania – od pręta na piasku lub ziemi, przez kredę aż po sypanie wzorów za pomocą nieco lepkiego piasku. Potrzebna ofiara zależy od poziomu rytuału. Rytualiści nie potrzebują many, zamiast tego wykonanie rytuału zajmuje godzinę.<text:s/>Rytuał działa na wszystkie osoby/obiekty w dużym AoE.</text:p>
      <text:p text:style-name="P182"/>
      <text:p text:style-name="P183">Ofiara:<text:line-break/>Novice:<text:tab/><text:tab/>cokolwiek<text:line-break/>Seasoned:<text:tab/>świeca<text:line-break/>Veteran:<text:tab/><text:tab/>kadzidło<text:line-break/>Hero:<text:tab/><text:tab/>całopalenie zwierzęcia<text:line-break/>Legend:<text:tab/><text:tab/>całopalenie istoty rozumnej</text:p>
      <text:p text:style-name="P184"/>
      <text:p text:style-name="P185"><text:span text:style-name="T186">Zone of Arcane Protection (Novice)</text:span><text:span text:style-name="T187"><text:line-break/>Czas Działania:</text:span><text:span text:style-name="T188"><text:tab/></text:span>8h<text:span text:style-name="T189"><text:line-break/>Efekt:<text:s/></text:span><text:span text:style-name="T190"><text:tab/></text:span><text:span text:style-name="T191"><text:tab/></text:span>Osoby i obiekty wewnątrz rytuału otrzymują na czas działania Arcane Resistance (sumuje się, jeśli już go posiadają), na przebiciu jest to Improved Arcane Resistance</text:p>
      <text:p text:style-name="P192"><text:span text:style-name="T193">Zone of Nature Safe Heaven (Novice)</text:span><text:span text:style-name="T194"><text:line-break/>Czas Działania:</text:span><text:tab/>8h<text:line-break/><text:span text:style-name="T195">Efekt:<text:s/></text:span><text:tab/><text:tab/>Osoby I obiekty wewnątrz rytuału otrzymują +3 do odporności na zjawiska naturalne (chłód, gorąc itp.), na przebiciu teren rytuału jest wyłączony z lawin, wielkich fal, zawalisk itp.</text:p>
      <text:p text:style-name="P196"><text:span text:style-name="T197">First Aid Circle (Novice)</text:span><text:span text:style-name="T198"><text:line-break/>Czas Działania:</text:span><text:tab/>natychmiast<text:line-break/><text:span text:style-name="T199">Efekt:</text:span><text:tab/><text:tab/>W chwili ukończenia rytuału przebywające wewnątrz osoby odzyskują jeden punkt życia, pod warunkiem iż nie są martwe</text:p>
      <text:p text:style-name="P200"><text:span text:style-name="T201">Telepathic Circle (Novice)</text:span><text:span text:style-name="T202"><text:line-break/>Czas Działania:</text:span><text:tab/>1h<text:line-break/><text:span text:style-name="T203">Efekt:</text:span><text:s/><text:tab/><text:tab/>Osoba stojąca wewnątrz tego rytuału jest w stanie rozmawiać z każdą osobą stojącą wewnątrz tego rytuału w promieniu 100 km</text:p>
      <text:p text:style-name="P204"><text:span text:style-name="T205">Azylum of Protection (Novice)</text:span><text:span text:style-name="T206"><text:line-break/>Czas<text:s/></text:span><text:span text:style-name="T207">D</text:span><text:span text:style-name="T208">ziałania:</text:span><text:s/><text:tab/>8h<text:line-break/><text:span text:style-name="T209">Efekt:</text:span><text:s/><text:tab/><text:tab/>Na<text:s/>czas działania tego rytuału osoby wewnątrz nie są wykrywalne dla osób z zewnątrz, na przebiciu nie jest możliwe przypadkowe wejście w teren tego rytuału</text:p>
      <text:p text:style-name="P210"><text:span text:style-name="T211">Zone of Silence (Novice)</text:span><text:span text:style-name="T212"><text:line-break/>Czas<text:s/></text:span><text:span text:style-name="T213">D</text:span><text:span text:style-name="T214">ziałania:</text:span><text:tab/>8h<text:line-break/><text:span text:style-name="T215">Efekt:</text:span><text:tab/><text:tab/>żaden dźwięk nie rozchodzi się na terenie rytuału, zaklęcia śpiewaka nie działają na terenie tego rytuału</text:p>
      <text:p text:style-name="P216"><text:span text:style-name="T217">Land Mine (Seasoned)</text:span><text:span text:style-name="T218"><text:line-break/>Czas Działania:</text:span><text:tab/>24h<text:line-break/><text:span text:style-name="T219">Efekt:</text:span><text:tab/><text:tab/>tworząc rytuał specyfikujesz na co ma zareagować (osoba, zwierzę, przedmiot), reakcją jest eksplozja zadająca 3D8 obrażeń wszystkim na terenie rytuały, połowę z tego jeśli zdadzą test na Agility. Na przebiciu można określić cel bardziej dokładnie (co do imienia osoby), albo podwyższyć obrażenia do 4D8</text:p>
      <text:p text:style-name="P220"><text:span text:style-name="T221">Dispel Magic (Seasoned)</text:span><text:span text:style-name="T222"><text:line-break/>Czas Działania:</text:span><text:s/><text:tab/>1h<text:line-break/><text:span text:style-name="T223">Efekt:</text:span><text:tab/><text:tab/>Po ukończeniu rytuału wszystkie zaklęcia wewnątrz niego przestają działać, do końca działania rytuału żadne zaklęcie nie może zostać w nim rzucone ani afektować cokolwiek co w nim jest</text:p>
      <text:p text:style-name="P224"><text:span text:style-name="T225">Runes of Eagle Eye (Seasoned)</text:span><text:span text:style-name="T226"><text:line-break/>Czas Działania:</text:span><text:tab/>8h<text:line-break/><text:span text:style-name="T227">Efekt:</text:span><text:tab/><text:tab/>Osoby przebywające wewnątrz tego rytuału otrzymują +4 do Notice</text:p>
      <text:soft-page-break/>
      <text:p text:style-name="P228"><text:span text:style-name="T229">Ritual of War Preparation (Seasoned)</text:span><text:span text:style-name="T230"><text:line-break/>Czas Działania:</text:span><text:tab/>1h<text:line-break/><text:span text:style-name="T231">Efekt:</text:span><text:tab/><text:tab/>Gdy ten rytuał zostanie ukończony, przebywające wewnątrz osoby otrzymują na czas jego działania +2 do parry, toughness,<text:s/>strength, agility, vigor,<text:s/>fighting, shooting i athletics. Bonus rośnie do +3 na przebiciu. Efekt nie znika, gdy osoby te opuszczą rytuał, dopóki przynajmniej jedna z nich w nim pozostaje.</text:p>
      <text:p text:style-name="P232"><text:span text:style-name="T233">Circle of Protection (Veteran)</text:span><text:span text:style-name="T234"><text:line-break/>Czas Działania:</text:span><text:tab/>8h, może zostać przerwane wcześniej przez autora<text:line-break/><text:span text:style-name="T235">Efekt</text:span>:<text:tab/><text:tab/>Bez zgody autora nikt nie może wejść ani wyjść z terenu rytuału, żadna akcja z zewnątrz nie może afektować osób wewnątrz i żadna akcja z wewnątrz nie może afektować osób na zewnątrz</text:p>
      <text:p text:style-name="P236"><text:span text:style-name="T237">Siege Caster Post (Veteran)</text:span><text:span text:style-name="T238"><text:line-break/>Czas Działania:</text:span><text:tab/>1h, wielkość rytuału to<text:s/>jednoosobowe<text:s/>AoE<text:line-break/><text:span text:style-name="T239">Efekt</text:span>:<text:tab/><text:tab/>Osoba stojąca wewnątrz tego rytuału może rzucać zaklęcia Chaos Bolt i Crystal Spear bez ich znajomości i bez używania many, używając swojego Shooting zamiast Spellcasting. Wyjście z tego rytuału lub przebywanie w nim gdy się kończy dodaje jeden poziom wyczerpania</text:p>
      <text:p text:style-name="P240"><text:span text:style-name="T241">Rebirth (Heroic)</text:span><text:span text:style-name="T242"><text:line-break/>Czas Działania:</text:span><text:tab/>natychmiast, wielkość rytuału to małe AoE<text:line-break/><text:span text:style-name="T243">Efekt</text:span>:<text:tab/><text:tab/>w momencie ukończenia tego rytuału przebywająca wewnątrz osoba może na nowo wybrać swoją rasę, wygląd i Edge/hindrance związane z jej cechami fizycznymi</text:p>
      <text:p text:style-name="P244"><text:span text:style-name="T245">Resurrection (Legendary)</text:span><text:span text:style-name="T246"><text:line-break/>Czas Działania:</text:span><text:tab/>natychmiast, wielkość rytuału to jednoosobowe AoE<text:line-break/><text:span text:style-name="T247">Efekt</text:span>:<text:tab/><text:tab/>osoba, której ciało leży w rytuale podczas jego ukończenia, odzyskuje jeden punkt życia nawet jeśli jest martwa, w tym przypadku powraca do życia</text:p>
      <text:p text:style-name="P248"/>
      <text:p text:style-name="P249"/>
      <text:p text:style-name="P250">Alchemik (Smarts)</text:p>
      <text:p text:style-name="P251">Alchemicy to mistrzowie wczesnego<text:s/>przygotowania się. Mana jest u nich zastąpiona składnikami, które odzyskują w pełni po długim odpoczynku. Wykonanie eliksirów zajmuje kwadrans i pochłania określoną ilość składników. Normalnie eliksiry tracą swoją moc,<text:s/>gdy ich alchemik odzyskuje składniki,<text:s/>lecz można wykonać eliksir,<text:s/>który zachowuje swoje działanie na stałe zużywając dwakroć więcej składników.</text:p>
      <text:p text:style-name="P252"/>
      <text:soft-page-break/>
      <text:p text:style-name="P253">Kapłan<text:s/>(Spirit/Faith)</text:p>
      <text:p text:style-name="P2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rzegorz Mucha</dc:creator>
    <meta:creation-date>2020-01-08T12:04:00Z</meta:creation-date>
    <dc:date>2020-01-15T15:17:00Z</dc:date>
    <meta:template xlink:href="Normal.dotm" xlink:type="simple"/>
    <meta:editing-cycles>23</meta:editing-cycles>
    <meta:editing-duration>PT19620S</meta:editing-duration>
    <meta:document-statistic meta:page-count="11" meta:paragraph-count="32" meta:word-count="2296" meta:character-count="16041" meta:row-count="114" meta:non-whitespace-character-count="13777"/>
  </office:meta>
</office:document-meta>
</file>